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161cm" svg:y="4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chönenberger</meta:initial-creator>
    <meta:creation-date>2012-12-18T10:48:08</meta:creation-date>
    <dc:date>2012-12-18T10:52:11</dc:date>
    <dc:creator>Micha Schönenberger</dc:creator>
    <meta:editing-duration>PT3M35S</meta:editing-duration>
    <meta:editing-cycles>2</meta:editing-cycles>
    <meta:generator>LibreOffice/3.6$MacOSX_x86 LibreOffice_project/e29a214-2bbed72-0621de6-a97528c-8f066d</meta:generator>
    <meta:document-statistic meta:object-count="25"/>
  </office:meta>
</office:document-meta>
</file>